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2" draw:layer="layout" svg:width="4.445cm" svg:height="1.27cm" svg:x="5.127cm" svg:y="2.27cm">
          <text:p text:style-name="P1">SuClass</text:p>
        </draw:rect>
        <draw:rect draw:style-name="gr1" draw:text-style-name="P1" draw:id="id7" draw:layer="layout" svg:width="4.445cm" svg:height="1.27cm" svg:x="14.335cm" svg:y="2.27cm">
          <text:p text:style-name="P1">SuInstance</text:p>
        </draw:rect>
        <draw:rect draw:style-name="gr1" draw:text-style-name="P1" draw:id="id1" draw:layer="layout" svg:width="4.445cm" svg:height="1.27cm" svg:x="2.27cm" svg:y="7.35cm">
          <text:p text:style-name="P1">MyClassX</text:p>
        </draw:rect>
        <draw:rect draw:style-name="gr1" draw:text-style-name="P1" draw:id="id3" draw:layer="layout" svg:width="4.445cm" svg:height="1.27cm" svg:x="7.985cm" svg:y="7.35cm">
          <text:p text:style-name="P1">MyClassY</text:p>
        </draw:rect>
        <draw:connector draw:style-name="gr2" draw:text-style-name="P1" draw:layer="layout" draw:type="line" svg:x1="4.492cm" svg:y1="7.35cm" svg:x2="7.349cm" svg:y2="3.54cm" draw:start-shape="id1" draw:start-glue-point="0" draw:end-shape="id2" draw:end-glue-point="2" svg:d="m4492 7350 2857-3810">
          <text:p/>
        </draw:connector>
        <draw:connector draw:style-name="gr2" draw:text-style-name="P1" draw:layer="layout" draw:type="line" svg:x1="10.207cm" svg:y1="7.35cm" svg:x2="7.349cm" svg:y2="3.54cm" draw:start-shape="id3" draw:start-glue-point="0" draw:end-shape="id2" draw:end-glue-point="2" svg:d="m10207 7350-2858-3810">
          <text:p/>
        </draw:connector>
        <draw:ellipse draw:style-name="gr1" draw:text-style-name="P1" draw:id="id4" draw:layer="layout" svg:width="4.445cm" svg:height="1.27cm" svg:x="2.27cm" svg:y="12.43cm">
          <text:p text:style-name="P1">myClassX</text:p>
        </draw:ellipse>
        <draw:ellipse draw:style-name="gr1" draw:text-style-name="P1" draw:id="id5" draw:layer="layout" svg:width="4.445cm" svg:height="1.27cm" svg:x="7.985cm" svg:y="12.43cm">
          <text:p text:style-name="P1">myClassY</text:p>
        </draw:ellipse>
        <draw:connector draw:style-name="gr2" draw:text-style-name="P1" draw:layer="layout" draw:type="line" svg:x1="4.492cm" svg:y1="12.43cm" svg:x2="4.492cm" svg:y2="8.62cm" draw:start-shape="id4" draw:start-glue-point="0" draw:end-shape="id1" draw:end-glue-point="2" svg:d="m4492 12430v-3810">
          <text:p/>
        </draw:connector>
        <draw:connector draw:style-name="gr2" draw:text-style-name="P1" draw:layer="layout" draw:type="line" svg:x1="10.207cm" svg:y1="12.43cm" svg:x2="10.207cm" svg:y2="8.62cm" draw:start-shape="id5" draw:start-glue-point="0" draw:end-shape="id3" svg:d="m10207 12430v-3810">
          <text:p/>
        </draw:connector>
        <draw:ellipse draw:style-name="gr1" draw:text-style-name="P1" draw:id="id6" draw:layer="layout" svg:width="4.445cm" svg:height="1.27cm" svg:x="14.335cm" svg:y="12.43cm">
          <text:p text:style-name="P1">instance</text:p>
        </draw:ellipse>
        <draw:connector draw:style-name="gr2" draw:text-style-name="P1" draw:layer="layout" draw:type="line" svg:x1="16.557cm" svg:y1="12.43cm" svg:x2="16.557cm" svg:y2="3.54cm" draw:start-shape="id6" draw:start-glue-point="0" draw:end-shape="id7" draw:end-glue-point="2" svg:d="m16557 12430v-8890">
          <text:p/>
        </draw:connector>
        <draw:connector draw:style-name="gr2" draw:text-style-name="P1" draw:layer="layout" draw:type="curve" draw:line-skew="1.155cm" svg:x1="16.557cm" svg:y1="13.7cm" svg:x2="10.207cm" svg:y2="13.7cm" draw:start-shape="id6" draw:end-shape="id5" draw:end-glue-point="2" svg:d="m16557 13700c0 2482-6350 2482-6350 0">
          <text:p/>
        </draw:connector>
        <draw:connector draw:style-name="gr2" draw:text-style-name="P1" draw:layer="layout" draw:type="curve" draw:line-skew="2.425cm" svg:x1="10.207cm" svg:y1="13.7cm" svg:x2="4.492cm" svg:y2="13.7cm" draw:start-shape="id5" draw:start-glue-point="2" draw:end-shape="id4" draw:end-glue-point="2" svg:d="m10207 13700c0 4387-5715 4387-5715 0">
          <text:p/>
        </draw:connector>
        <draw:frame draw:style-name="gr3" draw:text-style-name="P2" draw:layer="layout" svg:width="4.253cm" svg:height="0.806cm" svg:x="14.137cm" svg:y="14.181cm">
          <draw:text-box>
            <text:p text:style-name="P2">myclass:SuValue</text:p>
          </draw:text-box>
        </draw:frame>
        <draw:frame draw:style-name="gr3" draw:text-style-name="P2" draw:layer="layout" svg:width="3cm" svg:height="0.806cm" svg:x="8.16cm" svg:y="15.451cm">
          <draw:text-box>
            <text:p text:style-name="P2">base:String</text:p>
          </draw:text-box>
        </draw:frame>
        <draw:rect draw:style-name="gr1" draw:text-style-name="P1" draw:layer="layout" svg:width="4.445cm" svg:height="1.27cm" svg:x="5.127cm" svg:y="16.875cm">
          <text:p text:style-name="P1">Globals</text:p>
        </draw:rect>
        <draw:frame draw:style-name="gr3" draw:text-style-name="P2" draw:layer="layout" svg:width="13.287cm" svg:height="2.471cm" svg:x="2.587cm" svg:y="19.732cm">
          <draw:text-box>
            <text:p text:style-name="P2">MyClassX and MyClassY are compiled from Suneido code</text:p>
            <text:p text:style-name="P2"/>
            <text:p text:style-name="P2">myClassX and myClassY are singleton instances</text:p>
            <text:p text:style-name="P2">created by CompileGenerat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0:27:09</meta:creation-date>
    <dc:date>2009-04-16T10:42:14</dc:date>
    <meta:editing-duration>PT00H15M05S</meta:editing-duration>
    <meta:editing-cycles>2</meta:editing-cycles>
    <meta:generator>OpenOffice.org/3.0$Unix OpenOffice.org_project/300m9$Build-9358</meta:generator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